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line-height="200%"/>
      <style:text-properties officeooo:rsid="0006a1eb" officeooo:paragraph-rsid="0006a1eb"/>
    </style:style>
    <style:style style:name="P2" style:family="paragraph" style:parent-style-name="Text_20_body">
      <style:paragraph-properties fo:line-height="200%"/>
      <style:text-properties officeooo:rsid="0007cce8" officeooo:paragraph-rsid="0007cce8"/>
    </style:style>
    <style:style style:name="P3" style:family="paragraph" style:parent-style-name="Header">
      <style:text-properties officeooo:rsid="0006a1eb" officeooo:paragraph-rsid="0006a1eb"/>
    </style:style>
    <style:style style:name="P4" style:family="paragraph" style:parent-style-name="Header">
      <style:text-properties officeooo:rsid="000a1fca" officeooo:paragraph-rsid="000a1fca"/>
    </style:style>
    <style:style style:name="T1" style:family="text">
      <style:text-properties officeooo:rsid="0007ab0f"/>
    </style:style>
    <style:style style:name="T2" style:family="text">
      <style:text-properties officeooo:rsid="0007e22e"/>
    </style:style>
    <style:style style:name="T3" style:family="text">
      <style:text-properties officeooo:rsid="00091c61"/>
    </style:style>
    <style:style style:name="T4" style:family="text">
      <style:text-properties officeooo:rsid="000a1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es of Consumption – Analysis</text:p>
      <text:p text:style-name="P2">My entertainment setup is currently composed of a black glass entertainment center which matches most furniture and cleans up nicely. There is a 42” TV (although I wouldn't mind a 65”) which supports multiple HDMI/USB inputs. Through this we run Chromecast, <text:span text:style-name="T3">PS3</text:span>, rabbit ears, and laptops. There also is a second-hand sound bar from my brother-in-law which <text:span text:style-name="T2">really adds a layer of immersion that was lacking. In the lower tier of the center we house our Wi-Fi access points and printer. The multimedia aspect and immersive environment are probably the two things that matter the most to me. Unfortunately an immersive experience requires a greater investment than I currently can afford, however I fulfill my multimedia requirement by being able to stream to my TV from my phone via Chromecast and I constantly run a laptop through my TV to view web sites, play games, watch movies, and play music. I find that the TV in America has become somewhat iconic in its abilities to bring families together in the same room to satisfy various needs. My wife and I utilize the TV regularly to watch entire shows from start to finish via NetFlix together. It is a way for us to unwind and share an experience and to be close without the constant need to communicate verbally. </text:span></text:p>
      <text:p text:style-name="P1">Regarding my morning regiment – maybe its a guy thing but other than brushing my teeth I don't put too much emphasis on my appearance. I grew up playing in punk bands and what often made you fit in was a disregard for social norms. At most I'll make sure my hair is laying flattish upon my head and that I don't have any “old guy” hairs poking out but otherwise <text:span text:style-name="T1">I continue to keep </text:span>my personal vanity very low on my priority list. In my previous career as a Paramedic this was definitely not the case but <text:span text:style-name="T1">within</text:span> the tech industry I feel right at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1eb" officeooo:paragraph-rsid="0006a1eb"/>
    </style:style>
    <style:style style:name="MP2" style:family="paragraph" style:parent-style-name="Header">
      <style:text-properties officeooo:rsid="000a1fca" officeooo:paragraph-rsid="000a1fca"/>
    </style:style>
    <style:style style:name="MT1" style:family="text">
      <style:text-properties officeooo:rsid="000a1fca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ot Matson <text:span text:style-name="MT1">(sjpmatson@gmail.com)</text:span></text:p>
        <text:p text:style-name="MP2">Your welcome to utilize my images for your research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1:04:16.899428718</meta:creation-date>
    <meta:generator>LibreOffice/5.0.4.2$Linux_X86_64 LibreOffice_project/00m0$Build-2</meta:generator>
    <dc:date>2016-01-13T12:03:14.324647593</dc:date>
    <meta:editing-duration>PT17M59S</meta:editing-duration>
    <meta:editing-cycles>4</meta:editing-cycles>
    <meta:document-statistic meta:table-count="0" meta:image-count="0" meta:object-count="0" meta:page-count="1" meta:paragraph-count="5" meta:word-count="340" meta:character-count="1932" meta:non-whitespace-character-count="1594"/>
  </office:meta>
</office:document-meta>
</file>